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03cm" fo:margin-left="-1.242cm" fo:margin-top="0cm" fo:margin-bottom="0cm" table:align="left" style:writing-mode="lr-tb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9.1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5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7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9c5b7" style:font-size-asian="8pt" style:font-name-complex="Arial1" style:font-size-complex="8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2" style:family="paragraph" style:parent-style-name="Standard">
      <style:paragraph-properties fo:margin-left="-1.251cm" fo:margin-right="0cm" fo:text-indent="0cm" style:auto-text-indent="false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29c5b7" style:font-size-asian="12.5pt" style:font-weight-asian="bold" style:font-name-complex="Calibri1" style:font-size-complex="12.5pt" style:font-weight-complex="bold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7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style="normal" fo:font-weight="normal" officeooo:paragraph-rsid="0029e1f5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officeooo:paragraph-rsid="0029c5b7" style:font-size-asian="12.5pt" style:font-weight-asian="bold" style:font-name-complex="Calibri Light1" style:font-size-complex="12.5pt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officeooo:paragraph-rsid="0029c5b7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officeooo:rsid="002478e1" officeooo:paragraph-rsid="0029c5b7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26" style:family="paragraph" style:parent-style-name="Standard_20__28_user_29_">
      <style:paragraph-properties fo:text-align="center" style:justify-single-word="false"/>
      <style:text-properties officeooo:paragraph-rsid="0029ed90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officeooo:rsid="0026a89e" style:font-size-asian="12.5pt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9" style:family="text">
      <style:text-properties fo:color="#000000" loext:opacity="100%" fo:font-size="12.5pt" fo:font-weight="bold" officeooo:rsid="0029ed90" style:font-size-asian="12.5pt" style:font-weight-asian="bold" style:font-size-complex="12.5pt" style:font-weight-complex="bold"/>
    </style:style>
    <style:style style:name="T10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1" style:family="text">
      <style:text-properties fo:font-size="12.5pt" style:font-size-asian="12.5pt" style:font-size-complex="12.5pt"/>
    </style:style>
    <style:style style:name="T12" style:family="text">
      <style:text-properties fo:font-size="12.5pt" style:font-size-asian="12.5pt" style:font-name-complex="Calibri1" style:font-size-complex="12.5pt"/>
    </style:style>
    <style:style style:name="T13" style:family="text">
      <style:text-properties style:font-name="Calibri" fo:language="en" fo:country="GB" fo:font-weight="bold" officeooo:rsid="0029407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4" style:family="text">
      <style:text-properties style:font-name="Calibri" fo:language="en" fo:country="GB" fo:font-weight="bold" officeooo:rsid="002bc61e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5" style:family="text">
      <style:text-properties officeooo:rsid="0026a89e"/>
    </style:style>
    <style:style style:name="T16" style:family="text">
      <style:text-properties fo:font-weight="bold" officeooo:rsid="002478e1" style:font-weight-asian="bold" style:font-weight-complex="bold"/>
    </style:style>
    <style:style style:name="T17" style:family="text">
      <style:text-properties fo:font-weight="bold" officeooo:rsid="002bc61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d Pack</text:p>
      <text:p text:style-name="P2">Attachment 4:</text:p>
      <text:p text:style-name="P2">Submission of written proposal and pricing schedule</text:p>
      <text:p text:style-name="P2"/>
      <text:p text:style-name="P2"/>
      <text:p text:style-name="P2"/>
      <text:p text:style-name="P2"/>
      <text:p text:style-name="P2"/>
      <text:p text:style-name="P2"/>
      <text:p text:style-name="P26"><text:bookmark-start text:name="_Hlk95926626"/><text:span text:style-name="T10">«Insert Procurement Title» </text:span></text:p>
      <text:p text:style-name="P26"><text:span text:style-name="T8">Unique Procurement Reference: </text:span><text:span text:style-name="T10">«</text:span><text:bookmark-start text:name="_Hlk115979499"/><text:span text:style-name="T10">Insert Procurement ID</text:span><text:bookmark-end text:name="_Hlk115979499"/><text:span text:style-name="T10">»</text:span></text:p>
      <text:p text:style-name="P1"><text:span text:style-name="T9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 ‘call-off further competition’ in relation to</text:p>
      <text:p text:style-name="P19">«Insert Lot id» «Insert Lot Name»</text:p>
      <text:p text:style-name="P19">«Insert Commercial Agreement name» («Insert Commercial Agreement id»)</text:p>
      <text:p text:style-name="P2"/>
      <text:p text:style-name="P2"/>
      <text:p text:style-name="P2"><text:bookmark-start text:name="_Hlk9632284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uyer</text:p>
      <text:p text:style-name="P1"><text:span text:style-name="T4">«Insert Name of Buyer»</text:span><text:span text:style-name="T11"> </text:span><text:bookmark text:name="_Hlk96322526"/><text:bookmark-end text:name="_Hlk96322841"/></text:p>
      <text:p text:style-name="P4"/>
      <text:p text:style-name="P5"/>
      <text:p text:style-name="P6"/>
      <text:p text:style-name="P6"/>
      <text:p text:style-name="P13">You have been successfully shortlisted and invited to proceed to the further assessment stage of the above procurement.</text:p>
      <text:p text:style-name="P13"/>
      <text:p text:style-name="P13">A number of templates have been uploaded which you are required to read and complete. These are listed in the table below:</text:p>
      <text:p text:style-name="P13"/>
      <text:p text:style-name="P23">Further assessment documents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Pricing schedule</text:p>
          </table:table-cell>
          <table:table-cell table:style-name="Table1.A1" office:value-type="string">
            <text:p text:style-name="P25">&lt;Buyer to insert document name&gt; </text:p>
          </table:table-cell>
        </table:table-row>
        <table:table-row table:style-name="Table1.1">
          <table:table-cell table:style-name="Table1.A1" office:value-type="string">
            <text:p text:style-name="P24">Terms and conditions</text:p>
          </table:table-cell>
          <table:table-cell table:style-name="Table1.A1" office:value-type="string">
            <text:p text:style-name="P25">&lt;Buyer to insert document name&gt; </text:p>
          </table:table-cell>
        </table:table-row>
        <table:table-row table:style-name="Table1.1">
          <table:table-cell table:style-name="Table1.A1" office:value-type="string">
            <text:p text:style-name="P24">Assessment documents</text:p>
          </table:table-cell>
          <table:table-cell table:style-name="Table1.A1" office:value-type="string">
            <text:p text:style-name="P25">&lt;Buyer to insert document name&gt; </text:p>
          </table:table-cell>
        </table:table-row>
      </table:table>
      <text:p text:style-name="P8"/>
      <text:p text:style-name="P8"/>
      <text:p text:style-name="P20"><text:span text:style-name="T16">«</text:span><text:span text:style-name="T17">Upload</text:span><text:span text:style-name="T16">_</text:span><text:span text:style-name="T17">document_filename_</text:span><text:span text:style-name="T13">#</text:span><text:span text:style-name="T14">n</text:span><text:span text:style-name="T16">»</text:span></text:p>
      <text:p text:style-name="P14"/>
      <text:p text:style-name="P7"/>
      <text:p text:style-name="P12"><text:span text:style-name="T12">Responses must be uploaded by the closing date for written proposals </text:span><text:span text:style-name="T5">«Insert Time, Date, Month, Year of #</text:span><text:span text:style-name="T6">2</text:span><text:span text:style-name="T5">».</text:span></text:p>
      <text:p text:style-name="P18"/>
      <text:p text:style-name="P18">Failure to comply with any of the instructions may result in your bid being considered non-compliant and rejected.</text:p>
      <text:p text:style-name="P18"/>
      <text:p text:style-name="P18">Your written responses should address the evaluation criteria detailed in the Statement of Requirements (Attachment 1 in the bid pack):</text:p>
      <text:p text:style-name="P17"/>
      <text:p text:style-name="P16"/>
      <text:p text:style-name="P22">Provisional procurement timeline</text:p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Activity</text:p>
          </table:table-cell>
          <table:table-cell table:style-name="Table4.A1" office:value-type="string">
            <text:p text:style-name="P10">Date</text:p>
          </table:table-cell>
        </table:table-row>
        <table:table-row table:style-name="Table4.1">
          <table:table-cell table:style-name="Table4.A1" office:value-type="string">
            <text:p text:style-name="P11">Publication of further assessment documents</text:p>
          </table:table-cell>
          <table:table-cell table:style-name="Table4.A1" office:value-type="string">
            <text:p text:style-name="P21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1">Closing date for written proposals</text:p>
          </table:table-cell>
          <table:table-cell table:style-name="Table4.A1" office:value-type="string">
            <text:p text:style-name="P21">«Insert Time, Date, Month, Year of #<text:span text:style-name="T15">2</text:span>»</text:p>
          </table:table-cell>
        </table:table-row>
        <table:table-row table:style-name="Table4.1">
          <table:table-cell table:style-name="Table4.A1" office:value-type="string">
            <text:p text:style-name="P11">Supplier presentations (if applicable)</text:p>
          </table:table-cell>
          <table:table-cell table:style-name="Table4.A1" office:value-type="string">
            <text:p text:style-name="P21">«Insert Time, Date, Month, Year of #<text:span text:style-name="T15">3</text:span>»</text:p>
          </table:table-cell>
        </table:table-row>
        <table:table-row table:style-name="Table4.1">
          <table:table-cell table:style-name="Table4.A1" office:value-type="string">
            <text:p text:style-name="P11">Evaluation of further assessment responses</text:p>
          </table:table-cell>
          <table:table-cell table:style-name="Table4.A1" office:value-type="string">
            <text:p text:style-name="P21">«Insert Time, Date, Month, Year of #4»</text:p>
          </table:table-cell>
        </table:table-row>
        <table:table-row table:style-name="Table4.1">
          <table:table-cell table:style-name="Table4.A1" office:value-type="string">
            <text:p text:style-name="P11">Standstill period (if applicable)</text:p>
          </table:table-cell>
          <table:table-cell table:style-name="Table4.A1" office:value-type="string">
            <text:p text:style-name="P21">«Insert Time, Date, Month, Year of #<text:span text:style-name="T15">5</text:span>»</text:p>
          </table:table-cell>
        </table:table-row>
        <table:table-row table:style-name="Table4.1">
          <table:table-cell table:style-name="Table4.A1" office:value-type="string">
            <text:p text:style-name="P11">Contract award</text:p>
          </table:table-cell>
          <table:table-cell table:style-name="Table4.A1" office:value-type="string">
            <text:p text:style-name="P21">«Insert Time, Date, Month, Year of #<text:span text:style-name="T15">6</text:span>»</text:p>
          </table:table-cell>
        </table:table-row>
        <table:table-row table:style-name="Table4.1">
          <table:table-cell table:style-name="Table4.A1" office:value-type="string">
            <text:p text:style-name="P11">Contract signature</text:p>
          </table:table-cell>
          <table:table-cell table:style-name="Table4.A1" office:value-type="string">
            <text:p text:style-name="P21">«Insert Time, Date, Month, Year of #<text:span text:style-name="T15">7</text:span>»</text:p>
          </table:table-cell>
        </table:table-row>
        <table:table-row table:style-name="Table4.1">
          <table:table-cell table:style-name="Table4.A1" office:value-type="string">
            <text:p text:style-name="P11">Contract start</text:p>
          </table:table-cell>
          <table:table-cell table:style-name="Table4.A1" office:value-type="string">
            <text:p text:style-name="P21">«Insert Time, Date, Month, Year of #<text:span text:style-name="T15">8</text:span>»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5</meta:editing-cycles>
    <meta:creation-date>2022-09-27T21:32:00</meta:creation-date>
    <dc:date>2022-10-24T13:15:11.808189565</dc:date>
    <meta:editing-duration>PT1H48M4S</meta:editing-duration>
    <meta:generator>LibreOffice/7.4.1.2$MacOSX_AARCH64 LibreOffice_project/3c58a8f3a960df8bc8fd77b461821e42c061c5f0</meta:generator>
    <meta:document-statistic meta:table-count="2" meta:image-count="0" meta:object-count="0" meta:page-count="2" meta:paragraph-count="45" meta:word-count="277" meta:character-count="1851" meta:non-whitespace-character-count="1613"/>
    <meta:user-defined meta:name="AppVersion">16.0000</meta:user-defined>
    <meta:template xlink:type="simple" xlink:actuate="onRequest" xlink:title="Normal" xlink:href=""/>
  </office:meta>
</office:document-meta>
</file>